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ff8000" draw:opacity="50%" draw:textarea-horizontal-align="justify" draw:textarea-vertical-align="middle" draw:auto-grow-height="false" fo:min-height="0.75cm" fo:min-width="1.5cm" fo:padding-top="0.15cm" fo:padding-bottom="0.15cm" fo:padding-left="0.275cm" fo:padding-right="0.275cm" draw:shadow-opacity="50%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8cm" draw:marker-end-width="0.28cm" draw:fill="solid" draw:fill-color="#00a933" draw:opacity="10%" draw:textarea-horizontal-align="justify" draw:textarea-vertical-align="top" draw:auto-grow-height="false" fo:min-height="2cm" fo:min-width="2.5cm" fo:padding-top="0.15cm" fo:padding-bottom="0.15cm" fo:padding-left="0.275cm" fo:padding-right="0.275cm" draw:shadow-opacity="10%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8cm" draw:marker-end-width="0.28cm" draw:fill="solid" draw:fill-color="#158466" draw:opacity="50%" draw:textarea-horizontal-align="justify" draw:textarea-vertical-align="middle" draw:auto-grow-height="false" fo:min-height="0.5cm" fo:min-width="2.5cm" fo:padding-top="0.15cm" fo:padding-bottom="0.15cm" fo:padding-left="0.275cm" fo:padding-right="0.275cm" draw:shadow-opacity="50%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 style:list-style-name="L1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vertical-align="middle" fo:min-height="1.889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 style:list-style-name="L1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 style:list-style-name="L1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3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00" draw:opacity="5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P5" style:family="paragraph">
      <loext:graphic-properties draw:fill="solid" draw:fill-color="#00a933" draw:opacity="10%"/>
      <style:paragraph-properties fo:text-align="start"/>
      <style:text-properties fo:font-size="8pt" style:font-size-asian="8pt" style:font-size-complex="8pt"/>
    </style:style>
    <style:style style:name="P6" style:family="paragraph">
      <loext:graphic-properties draw:fill="solid" draw:fill-color="#158466" draw:opacity="50%"/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line-height="200%"/>
      <style:text-properties style:font-name="Liberation Mono"/>
    </style:style>
    <style:style style:name="P12" style:family="paragraph">
      <loext:graphic-properties draw:fill="none" draw:fill-color="#ffffff"/>
      <style:paragraph-properties fo:line-height="200%"/>
      <style:text-properties style:font-name="Liberation Mono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T12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4" draw:id="id4" draw:layer="layout" svg:width="4cm" svg:height="2cm" svg:x="3cm" svg:y="11cm">
          <text:p text:style-name="P1"><text:span text:style-name="T1">Effettu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4cm" svg:height="2cm" svg:x="9cm" svg:y="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4cm" svg:height="2cm" svg:x="21cm" svg:y="6cm">
          <text:p text:style-name="P1"><text:span text:style-name="T1">Ricovero</text:span></text:p>
          <text:p text:style-name="P3"><text:span text:style-name="T2">DataInizio</text:span></text:p>
          <text:p text:style-name="P3"><text:span text:style-name="T2">DataF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4cm" svg:height="2cm" svg:x="15cm" svg:y="11cm">
          <text:p text:style-name="P1"><text:span text:style-name="T1">Sub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4cm" svg:height="2cm" svg:x="21cm" svg:y="16cm">
          <text:p text:style-name="P1"><text:span text:style-name="T1">Effettua esa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2" draw:id="id2">
          <draw:custom-shape draw:style-name="gr2" draw:text-style-name="P5" draw:layer="layout" svg:width="3cm" svg:height="2.25cm" svg:x="3.5cm" svg:y="6.25cm">
            <text:p text:style-name="P4"><text:span text:style-name="T3">ID_Medico</text:span></text:p>
            <text:p text:style-name="P4"><text:span text:style-name="T4">Cognome_Med</text:span></text:p>
            <text:p text:style-name="P4"><text:span text:style-name="T4">Nome_Med</text:span></text:p>
            <text:p text:style-name="P4"><text:span text:style-name="T4">DataN_Med</text:span></text:p>
            <text:p text:style-name="P4"><text:span text:style-name="T4">Telefono_Med</text:span></text:p>
            <text:p text:style-name="P4"><text:span text:style-name="T5">Repart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3cm" svg:height="0.75cm" svg:x="3.5cm" svg:y="5.5cm">
            <text:p text:style-name="P1"><text:span text:style-name="T6">Medic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2" draw:text-style-name="P5" draw:layer="layout" svg:width="3cm" svg:height="2.25cm" svg:x="9.5cm" svg:y="11.25cm">
            <text:p text:style-name="P4"><text:span text:style-name="T3">ID_Visita</text:span></text:p>
            <text:p text:style-name="P4"><text:span text:style-name="T4">Data</text:span></text:p>
            <text:p text:style-name="P4"><text:span text:style-name="T4">Orario</text:span></text:p>
            <text:p text:style-name="P4"><text:span text:style-name="T4">Ambulatorio</text:span></text:p>
            <text:p text:style-name="P4"><text:span text:style-name="T4">Esito</text:span></text:p>
            <text:p text:style-name="P4"><text:span text:style-name="T5">Paziente</text:span></text:p>
            <text:p text:style-name="P4"><text:span text:style-name="T5">Medic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0.75cm" svg:x="9.5cm" svg:y="10.5cm">
            <text:p text:style-name="P1"><text:span text:style-name="T6">Visita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custom-shape draw:style-name="gr2" draw:text-style-name="P5" draw:layer="layout" svg:width="3cm" svg:height="2.25cm" svg:x="15.5cm" svg:y="6.25cm">
              <text:p text:style-name="P4"><text:span text:style-name="T3">Nome</text:span></text:p>
              <text:p text:style-name="P4"><text:span text:style-name="T7">Capienza</text:span></text:p>
              <text:p text:style-name="P4"><text:span text:style-name="T8">Primario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3cm" svg:height="0.75cm" svg:x="15.5cm" svg:y="5.5cm">
              <text:p text:style-name="P1"><text:span text:style-name="T6">Reparto</text:span></text:p>
              <draw:enhanced-geometry svg:viewBox="0 0 21600 21600" draw:type="rectangle" draw:enhanced-path="M 0 0 L 21600 0 21600 21600 0 21600 0 0 Z N"/>
            </draw:custom-shape>
          </draw:g>
        </draw:g>
        <draw:g xml:id="id7" draw:id="id7">
          <draw:custom-shape draw:style-name="gr2" draw:text-style-name="P5" draw:layer="layout" svg:width="3cm" svg:height="2.25cm" svg:x="21.5cm" svg:y="11.25cm">
            <text:p text:style-name="P4"><text:span text:style-name="T3">ID_Paziente</text:span></text:p>
            <text:p text:style-name="P4"><text:span text:style-name="T4">Cognome_Paz</text:span></text:p>
            <text:p text:style-name="P4"><text:span text:style-name="T4">Nome_Paz</text:span></text:p>
            <text:p text:style-name="P4"><text:span text:style-name="T4">DataN_Paz</text:span></text:p>
            <text:p text:style-name="P4"><text:span text:style-name="T4">LuogoN_Paz</text:span></text:p>
            <text:p text:style-name="P4"><text:span text:style-name="T4">Sesso_Paz</text:span></text:p>
            <text:p text:style-name="P4"><text:span text:style-name="T4">CF_Paz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0.75cm" svg:x="21.5cm" svg:y="10.5cm">
            <text:p text:style-name="P1"><text:span text:style-name="T6">Paziente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2" draw:text-style-name="P5" draw:layer="layout" svg:width="3cm" svg:height="2.25cm" svg:x="15.5cm" svg:y="16.25cm">
            <text:p text:style-name="P4"><text:span text:style-name="T3">ID_Esame</text:span></text:p>
            <text:p text:style-name="P4"><text:span text:style-name="T4">Tipo</text:span></text:p>
            <text:p text:style-name="P4"><text:span text:style-name="T4">Data</text:span></text:p>
            <text:p text:style-name="P4"><text:span text:style-name="T4">Orario</text:span></text:p>
            <text:p text:style-name="P4"><text:span text:style-name="T4">Esito</text:span></text:p>
            <text:p text:style-name="P4"><text:span text:style-name="T5">Paziente</text:span></text:p>
            <text:p text:style-name="P4"><text:span text:style-name="T5">Tecnic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0.75cm" svg:x="15.5cm" svg:y="15.5cm">
            <text:p text:style-name="P1"><text:span text:style-name="T6">Esame di lab.</text:span></text:p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2" draw:text-style-name="P5" draw:layer="layout" svg:width="3cm" svg:height="2.25cm" svg:x="3.5cm" svg:y="16.25cm">
            <text:p text:style-name="P4"><text:span text:style-name="T3">ID_Tecnico</text:span></text:p>
            <text:p text:style-name="P4"><text:span text:style-name="T4">Cognome_Tec</text:span></text:p>
            <text:p text:style-name="P4"><text:span text:style-name="T4">Nome_Tec</text:span></text:p>
            <text:p text:style-name="P4"><text:span text:style-name="T4">DataN_Tec</text:span></text:p>
            <text:p text:style-name="P4"><text:span text:style-name="T4">Telefono_Te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0.75cm" svg:x="3.5cm" svg:y="15.5cm">
            <text:p text:style-name="P1"><text:span text:style-name="T6">Tecnico di lab.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11" draw:id="id11" draw:layer="layout" svg:width="4cm" svg:height="2cm" svg:x="9.25cm" svg:y="16cm">
          <text:p text:style-name="P1"><text:span text:style-name="T1">Eseg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9cm" svg:y1="7cm" svg:x2="6.5cm" svg:y2="7cm" draw:start-shape="id1" draw:start-glue-point="5" draw:end-shape="id2" draw:end-glue-point="1" svg:d="M9000 7000h-2500" svg:viewBox="0 0 2501 1">
          <text:p text:style-name="P1"><text:span text:style-name="T9"/></text:p>
          <text:p text:style-name="P1"><text:span text:style-name="T9">(1,1)</text:span></text:p>
        </draw:connector>
        <draw:connector draw:style-name="gr4" draw:text-style-name="P1" draw:layer="layout" svg:x1="13cm" svg:y1="7cm" svg:x2="15.5cm" svg:y2="7cm" draw:start-shape="id1" draw:start-glue-point="7" draw:end-shape="id3" draw:end-glue-point="3" svg:d="M13000 7000h2500" svg:viewBox="0 0 2501 1">
          <text:p text:style-name="P1"><text:span text:style-name="T9"/></text:p>
          <text:p text:style-name="P7"><text:span text:style-name="T9">(1,n)</text:span></text:p>
        </draw:connector>
        <draw:connector draw:style-name="gr5" draw:text-style-name="P7" draw:layer="layout" svg:x1="5cm" svg:y1="8.5cm" svg:x2="5cm" svg:y2="11cm" draw:start-shape="id2" draw:start-glue-point="2" draw:end-shape="id4" draw:end-glue-point="4" svg:d="M5000 8500v2500" svg:viewBox="0 0 1 2501">
          <text:p text:style-name="P7"><text:span text:style-name="T9"><text:s text:c="9"/></text:span><text:span text:style-name="T9">(1,n)</text:span></text:p>
        </draw:connector>
        <draw:connector draw:style-name="gr4" draw:text-style-name="P1" draw:layer="layout" svg:x1="7cm" svg:y1="12cm" svg:x2="9.5cm" svg:y2="12cm" draw:start-shape="id4" draw:start-glue-point="7" draw:end-shape="id5" draw:end-glue-point="3" svg:d="M7000 12000h2500" svg:viewBox="0 0 2501 1">
          <text:p text:style-name="P1"><text:span text:style-name="T9"/></text:p>
          <text:p text:style-name="P7"><text:span text:style-name="T9">(1,1)</text:span></text:p>
        </draw:connector>
        <draw:connector draw:style-name="gr4" draw:text-style-name="P1" draw:layer="layout" svg:x1="18.5cm" svg:y1="7cm" svg:x2="21cm" svg:y2="7cm" draw:start-shape="id3" draw:start-glue-point="1" draw:end-shape="id6" draw:end-glue-point="5" svg:d="M18500 7000h2500" svg:viewBox="0 0 2501 1">
          <text:p text:style-name="P1"><text:span text:style-name="T9"/></text:p>
          <text:p text:style-name="P7"><text:span text:style-name="T9">(0,n)</text:span></text:p>
        </draw:connector>
        <draw:connector draw:style-name="gr4" draw:text-style-name="P1" draw:layer="layout" svg:x1="23cm" svg:y1="8cm" svg:x2="23cm" svg:y2="10.5cm" draw:start-shape="id6" draw:start-glue-point="6" draw:end-shape="id7" draw:end-glue-point="0" svg:d="M23000 8000v2500" svg:viewBox="0 0 1 2501">
          <text:p text:style-name="P1"><text:span text:style-name="T9"><text:s text:c="9"/></text:span><text:span text:style-name="T9">(0,1)</text:span></text:p>
        </draw:connector>
        <draw:connector draw:style-name="gr4" draw:text-style-name="P1" draw:layer="layout" svg:x1="21.5cm" svg:y1="12cm" svg:x2="19cm" svg:y2="12cm" draw:start-shape="id7" draw:start-glue-point="3" draw:end-shape="id8" draw:end-glue-point="7" svg:d="M21500 12000h-2500" svg:viewBox="0 0 2501 1">
          <text:p text:style-name="P1"><text:span text:style-name="T9"/></text:p>
          <text:p text:style-name="P7"><text:span text:style-name="T9">(1,n)</text:span></text:p>
        </draw:connector>
        <draw:connector draw:style-name="gr4" draw:text-style-name="P1" draw:layer="layout" svg:x1="15cm" svg:y1="12cm" svg:x2="12.5cm" svg:y2="12cm" draw:start-shape="id8" draw:start-glue-point="5" draw:end-shape="id5" draw:end-glue-point="1" svg:d="M15000 12000h-2500" svg:viewBox="0 0 2501 1">
          <text:p text:style-name="P1"><text:span text:style-name="T9"/></text:p>
          <text:p text:style-name="P7"><text:span text:style-name="T9">(1,1)</text:span></text:p>
        </draw:connector>
        <draw:connector draw:style-name="gr6" draw:text-style-name="P7" draw:layer="layout" svg:x1="23cm" svg:y1="16cm" svg:x2="23cm" svg:y2="13.5cm" draw:start-shape="id9" draw:start-glue-point="4" draw:end-shape="id7" draw:end-glue-point="2" svg:d="M23000 16000v-2500" svg:viewBox="0 0 1 2501">
          <text:p text:style-name="P7"><text:span text:style-name="T9"><text:s text:c="9"/></text:span><text:span text:style-name="T9">(0,n)</text:span></text:p>
        </draw:connector>
        <draw:connector draw:style-name="gr4" draw:text-style-name="P1" draw:layer="layout" svg:x1="21cm" svg:y1="17cm" svg:x2="18.5cm" svg:y2="17cm" draw:start-shape="id9" draw:start-glue-point="5" draw:end-shape="id10" draw:end-glue-point="1" svg:d="M21000 17000h-2500" svg:viewBox="0 0 2501 1">
          <text:p text:style-name="P1"><text:span text:style-name="T9"/></text:p>
          <text:p text:style-name="P7"><text:span text:style-name="T9">(1,1)</text:span></text:p>
        </draw:connector>
        <draw:connector draw:style-name="gr4" draw:text-style-name="P1" draw:layer="layout" svg:x1="13.25cm" svg:y1="17cm" svg:x2="15.5cm" svg:y2="17cm" draw:start-shape="id11" draw:start-glue-point="7" draw:end-shape="id10" draw:end-glue-point="3" svg:d="M13250 17000h2250" svg:viewBox="0 0 2251 1">
          <text:p text:style-name="P1"><text:span text:style-name="T9"/></text:p>
          <text:p text:style-name="P7"><text:span text:style-name="T9">(1,1)</text:span></text:p>
        </draw:connector>
        <draw:connector draw:style-name="gr4" draw:text-style-name="P1" draw:layer="layout" svg:x1="9.25cm" svg:y1="17cm" svg:x2="6.5cm" svg:y2="17cm" draw:start-shape="id11" draw:start-glue-point="5" draw:end-shape="id12" draw:end-glue-point="1" svg:d="M9250 17000h-2750" svg:viewBox="0 0 2751 1">
          <text:p text:style-name="P1"><text:span text:style-name="T9"/></text:p>
          <text:p text:style-name="P7"><text:span text:style-name="T9">(1,n)</text:span></text:p>
        </draw:connector>
        <draw:frame draw:style-name="gr7" draw:text-style-name="P9" draw:layer="layout" svg:width="25cm" svg:height="2.239cm" svg:x="2cm" svg:y="1.881cm">
          <draw:text-box>
            <text:p text:style-name="P8"><text:span text:style-name="T10">SCHEMA CONCETTUALE DATABASE OSPEDALIERO_V 1</text:span></text:p>
          </draw:text-box>
        </draw:frame>
      </draw:page>
      <draw:page draw:name="page2" draw:style-name="dp1" draw:master-page-name="Predefinito">
        <draw:custom-shape draw:style-name="gr1" draw:text-style-name="P2" xml:id="id16" draw:id="id16" draw:layer="layout" svg:width="4cm" svg:height="2cm" svg:x="1.5cm" svg:y="11.5cm">
          <text:p text:style-name="P1"><text:span text:style-name="T1">Effettu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3" draw:id="id13" draw:layer="layout" svg:width="4cm" svg:height="2cm" svg:x="7.5cm" svg:y="6.5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8" draw:id="id18" draw:layer="layout" svg:width="4cm" svg:height="2cm" svg:x="24.5cm" svg:y="10cm">
          <text:p text:style-name="P1"><text:span text:style-name="T1">Rice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1" draw:id="id21" draw:layer="layout" svg:width="4cm" svg:height="2cm" svg:x="14cm" svg:y="11.5cm">
          <text:p text:style-name="P1"><text:span text:style-name="T1">Sub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2" draw:id="id22" draw:layer="layout" svg:width="4cm" svg:height="2cm" svg:x="19.5cm" svg:y="16.5cm">
          <text:p text:style-name="P1"><text:span text:style-name="T1">Effettua esa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4" draw:id="id14">
          <draw:custom-shape draw:style-name="gr2" draw:text-style-name="P5" draw:layer="layout" svg:width="3cm" svg:height="2.25cm" svg:x="2cm" svg:y="6.75cm">
            <text:p text:style-name="P4"><text:span text:style-name="T3">ID_Medico</text:span></text:p>
            <text:p text:style-name="P4"><text:span text:style-name="T4">Cognome_Med</text:span></text:p>
            <text:p text:style-name="P4"><text:span text:style-name="T4">Nome_Med</text:span></text:p>
            <text:p text:style-name="P4"><text:span text:style-name="T4">DataN_Med</text:span></text:p>
            <text:p text:style-name="P4"><text:span text:style-name="T4">Telefono_Med</text:span></text:p>
            <text:p text:style-name="P4"><text:span text:style-name="T5">NomeRepart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3cm" svg:height="0.75cm" svg:x="2cm" svg:y="6cm">
            <text:p text:style-name="P1"><text:span text:style-name="T6">Medic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7" draw:id="id17">
          <draw:custom-shape draw:style-name="gr2" draw:text-style-name="P5" draw:layer="layout" svg:width="3cm" svg:height="2.25cm" svg:x="8cm" svg:y="11.75cm">
            <text:p text:style-name="P4"><text:span text:style-name="T3">ID_Visita</text:span></text:p>
            <text:p text:style-name="P4"><text:span text:style-name="T4">Data</text:span></text:p>
            <text:p text:style-name="P4"><text:span text:style-name="T4">Orario</text:span></text:p>
            <text:p text:style-name="P4"><text:span text:style-name="T4">Ambulatorio</text:span></text:p>
            <text:p text:style-name="P4"><text:span text:style-name="T4">Esito</text:span></text:p>
            <text:p text:style-name="P4"><text:span text:style-name="T5">id_Paziente</text:span></text:p>
            <text:p text:style-name="P4"><text:span text:style-name="T5">id_Medic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0.75cm" svg:x="8cm" svg:y="11cm">
            <text:p text:style-name="P1"><text:span text:style-name="T6">Visita</text:span></text:p>
            <draw:enhanced-geometry svg:viewBox="0 0 21600 21600" draw:type="rectangle" draw:enhanced-path="M 0 0 L 21600 0 21600 21600 0 21600 0 0 Z N"/>
          </draw:custom-shape>
        </draw:g>
        <draw:g xml:id="id15" draw:id="id15">
          <draw:g>
            <draw:custom-shape draw:style-name="gr2" draw:text-style-name="P5" draw:layer="layout" svg:width="3cm" svg:height="2.25cm" svg:x="14cm" svg:y="6.75cm">
              <text:p text:style-name="P4"><text:span text:style-name="T3">Nome</text:span></text:p>
              <text:p text:style-name="P4"><text:span text:style-name="T7">Capienza</text:span></text:p>
              <text:p text:style-name="P4"><text:span text:style-name="T8">Primario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3cm" svg:height="0.75cm" svg:x="14cm" svg:y="6cm">
              <text:p text:style-name="P10"><text:span text:style-name="T6">Reparto</text:span></text:p>
              <draw:enhanced-geometry svg:viewBox="0 0 21600 21600" draw:type="rectangle" draw:enhanced-path="M 0 0 L 21600 0 21600 21600 0 21600 0 0 Z N"/>
            </draw:custom-shape>
          </draw:g>
        </draw:g>
        <draw:g xml:id="id20" draw:id="id20">
          <draw:custom-shape draw:style-name="gr2" draw:text-style-name="P5" draw:layer="layout" svg:width="3cm" svg:height="2.25cm" svg:x="20cm" svg:y="11.75cm">
            <text:p text:style-name="P4"><text:span text:style-name="T3">ID_Paziente</text:span></text:p>
            <text:p text:style-name="P4"><text:span text:style-name="T4">Cognome_Paz</text:span></text:p>
            <text:p text:style-name="P4"><text:span text:style-name="T4">Nome_Paz</text:span></text:p>
            <text:p text:style-name="P4"><text:span text:style-name="T4">DataN_Paz</text:span></text:p>
            <text:p text:style-name="P4"><text:span text:style-name="T4">LuogoN_Paz</text:span></text:p>
            <text:p text:style-name="P4"><text:span text:style-name="T4">Sesso_Paz</text:span></text:p>
            <text:p text:style-name="P4"><text:span text:style-name="T4">CF_Paz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0.75cm" svg:x="20cm" svg:y="11cm">
            <text:p text:style-name="P1"><text:span text:style-name="T6">Paziente</text:span></text:p>
            <draw:enhanced-geometry svg:viewBox="0 0 21600 21600" draw:type="rectangle" draw:enhanced-path="M 0 0 L 21600 0 21600 21600 0 21600 0 0 Z N"/>
          </draw:custom-shape>
        </draw:g>
        <draw:g xml:id="id23" draw:id="id23">
          <draw:custom-shape draw:style-name="gr2" draw:text-style-name="P5" draw:layer="layout" svg:width="3cm" svg:height="2.25cm" svg:x="14cm" svg:y="16.75cm">
            <text:p text:style-name="P4"><text:span text:style-name="T3">ID_Esame</text:span></text:p>
            <text:p text:style-name="P4"><text:span text:style-name="T4">Tipo</text:span></text:p>
            <text:p text:style-name="P4"><text:span text:style-name="T4">Data</text:span></text:p>
            <text:p text:style-name="P4"><text:span text:style-name="T4">Orario</text:span></text:p>
            <text:p text:style-name="P4"><text:span text:style-name="T4">Esito</text:span></text:p>
            <text:p text:style-name="P4"><text:span text:style-name="T5">id_Paziente</text:span></text:p>
            <text:p text:style-name="P4"><text:span text:style-name="T5">id_Tecnic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0.75cm" svg:x="14cm" svg:y="16cm">
            <text:p text:style-name="P1"><text:span text:style-name="T6">Esame di lab.</text:span></text:p>
            <draw:enhanced-geometry svg:viewBox="0 0 21600 21600" draw:type="rectangle" draw:enhanced-path="M 0 0 L 21600 0 21600 21600 0 21600 0 0 Z N"/>
          </draw:custom-shape>
        </draw:g>
        <draw:g xml:id="id25" draw:id="id25">
          <draw:custom-shape draw:style-name="gr2" draw:text-style-name="P5" draw:layer="layout" svg:width="3cm" svg:height="2.25cm" svg:x="2cm" svg:y="16.75cm">
            <text:p text:style-name="P4"><text:span text:style-name="T3">ID_Tecnico</text:span></text:p>
            <text:p text:style-name="P4"><text:span text:style-name="T4">Cognome_Tec</text:span></text:p>
            <text:p text:style-name="P4"><text:span text:style-name="T4">Nome_Tec</text:span></text:p>
            <text:p text:style-name="P4"><text:span text:style-name="T4">DataN_Tec</text:span></text:p>
            <text:p text:style-name="P4"><text:span text:style-name="T4">Telefono_Te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0.75cm" svg:x="2cm" svg:y="16cm">
            <text:p text:style-name="P1"><text:span text:style-name="T6">Tecnico di lab.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24" draw:id="id24" draw:layer="layout" svg:width="4cm" svg:height="2cm" svg:x="7.75cm" svg:y="16.5cm">
          <text:p text:style-name="P1"><text:span text:style-name="T1">Eseg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.5cm" svg:y1="7.5cm" svg:x2="5cm" svg:y2="7.5cm" draw:start-shape="id13" draw:start-glue-point="5" draw:end-shape="id14" draw:end-glue-point="1" svg:d="M7500 7500h-2500" svg:viewBox="0 0 2501 1">
          <text:p text:style-name="P1"><text:span text:style-name="T9"/></text:p>
          <text:p text:style-name="P1"><text:span text:style-name="T9">(1,1)</text:span></text:p>
        </draw:connector>
        <draw:connector draw:style-name="gr4" draw:text-style-name="P1" draw:layer="layout" svg:x1="11.5cm" svg:y1="7.5cm" svg:x2="14cm" svg:y2="7.5cm" draw:start-shape="id13" draw:start-glue-point="7" draw:end-shape="id15" draw:end-glue-point="3" svg:d="M11500 7500h2500" svg:viewBox="0 0 2501 1">
          <text:p text:style-name="P1"><text:span text:style-name="T9"/></text:p>
          <text:p text:style-name="P7"><text:span text:style-name="T9">(1,n)</text:span></text:p>
        </draw:connector>
        <draw:connector draw:style-name="gr8" draw:text-style-name="P7" draw:layer="layout" svg:x1="3.5cm" svg:y1="9cm" svg:x2="3.5cm" svg:y2="11.5cm" draw:start-shape="id14" draw:start-glue-point="2" draw:end-shape="id16" draw:end-glue-point="4" svg:d="M3500 9000v2500" svg:viewBox="0 0 1 2501">
          <text:p text:style-name="P7"><text:span text:style-name="T9"><text:s text:c="9"/></text:span><text:span text:style-name="T9">(1,n)</text:span></text:p>
        </draw:connector>
        <draw:connector draw:style-name="gr4" draw:text-style-name="P1" draw:layer="layout" svg:x1="5.5cm" svg:y1="12.5cm" svg:x2="8cm" svg:y2="12.5cm" draw:start-shape="id16" draw:start-glue-point="7" draw:end-shape="id17" draw:end-glue-point="3" svg:d="M5500 12500h2500" svg:viewBox="0 0 2501 1">
          <text:p text:style-name="P1"><text:span text:style-name="T9"/></text:p>
          <text:p text:style-name="P7"><text:span text:style-name="T9">(1,1)</text:span></text:p>
        </draw:connector>
        <draw:connector draw:style-name="gr4" draw:text-style-name="P1" draw:layer="layout" svg:x1="26.5cm" svg:y1="10cm" svg:x2="26.5cm" svg:y2="9cm" draw:start-shape="id18" draw:start-glue-point="4" draw:end-shape="id19" draw:end-glue-point="2" svg:d="M26500 10000v-1000" svg:viewBox="0 0 1 1001">
          <text:p text:style-name="P1"><text:span text:style-name="T9"><text:s text:c="9"/></text:span><text:span text:style-name="T9">(1,1)</text:span></text:p>
        </draw:connector>
        <draw:connector draw:style-name="gr4" draw:text-style-name="P1" draw:layer="layout" svg:x1="26.5cm" svg:y1="12cm" svg:x2="23cm" svg:y2="12.5cm" draw:start-shape="id18" draw:start-glue-point="6" draw:end-shape="id20" draw:end-glue-point="1" svg:d="M26500 12000v526h-2750v-26h-750" svg:viewBox="0 0 3501 527">
          <text:p text:style-name="P1"><text:span text:style-name="T9">(0,1)</text:span></text:p>
        </draw:connector>
        <draw:connector draw:style-name="gr4" draw:text-style-name="P1" draw:layer="layout" svg:x1="20cm" svg:y1="12.5cm" svg:x2="18cm" svg:y2="12.5cm" draw:start-shape="id20" draw:start-glue-point="3" draw:end-shape="id21" draw:end-glue-point="7" svg:d="M20000 12500h-2000" svg:viewBox="0 0 2001 1">
          <text:p text:style-name="P1"><text:span text:style-name="T9"/></text:p>
          <text:p text:style-name="P7"><text:span text:style-name="T9">(1,n)</text:span></text:p>
        </draw:connector>
        <draw:connector draw:style-name="gr4" draw:text-style-name="P1" draw:layer="layout" svg:x1="14cm" svg:y1="12.5cm" svg:x2="11cm" svg:y2="12.5cm" draw:start-shape="id21" draw:start-glue-point="5" draw:end-shape="id17" draw:end-glue-point="1" svg:d="M14000 12500h-3000" svg:viewBox="0 0 3001 1">
          <text:p text:style-name="P1"><text:span text:style-name="T9"/></text:p>
          <text:p text:style-name="P7"><text:span text:style-name="T9">(1,1)</text:span></text:p>
        </draw:connector>
        <draw:connector draw:style-name="gr9" draw:text-style-name="P7" draw:layer="layout" svg:x1="21.5cm" svg:y1="16.5cm" svg:x2="21.5cm" svg:y2="14cm" draw:start-shape="id22" draw:start-glue-point="4" draw:end-shape="id20" draw:end-glue-point="2" svg:d="M21500 16500v-2500" svg:viewBox="0 0 1 2501">
          <text:p text:style-name="P7"><text:span text:style-name="T9"/></text:p>
          <text:p text:style-name="P7"><text:span text:style-name="T9">(0,n)</text:span></text:p>
        </draw:connector>
        <draw:connector draw:style-name="gr4" draw:text-style-name="P1" draw:layer="layout" svg:x1="19.5cm" svg:y1="17.5cm" svg:x2="17cm" svg:y2="17.5cm" draw:start-shape="id22" draw:start-glue-point="5" draw:end-shape="id23" draw:end-glue-point="1" svg:d="M19500 17500h-2500" svg:viewBox="0 0 2501 1">
          <text:p text:style-name="P1"><text:span text:style-name="T9"/></text:p>
          <text:p text:style-name="P7"><text:span text:style-name="T9">(1,1)</text:span></text:p>
        </draw:connector>
        <draw:connector draw:style-name="gr4" draw:text-style-name="P1" draw:layer="layout" svg:x1="11.75cm" svg:y1="17.5cm" svg:x2="14cm" svg:y2="17.5cm" draw:start-shape="id24" draw:start-glue-point="7" draw:end-shape="id23" draw:end-glue-point="3" svg:d="M11750 17500h2250" svg:viewBox="0 0 2251 1">
          <text:p text:style-name="P1"><text:span text:style-name="T9"/></text:p>
          <text:p text:style-name="P7"><text:span text:style-name="T9">(1,1)</text:span></text:p>
        </draw:connector>
        <draw:connector draw:style-name="gr4" draw:text-style-name="P1" draw:layer="layout" svg:x1="7.75cm" svg:y1="17.5cm" svg:x2="5cm" svg:y2="17.5cm" draw:start-shape="id24" draw:start-glue-point="5" draw:end-shape="id25" draw:end-glue-point="1" svg:d="M7750 17500h-2750" svg:viewBox="0 0 2751 1">
          <text:p text:style-name="P1"><text:span text:style-name="T9"/></text:p>
          <text:p text:style-name="P7"><text:span text:style-name="T9">(1,n)</text:span></text:p>
        </draw:connector>
        <draw:frame draw:style-name="gr7" draw:text-style-name="P9" draw:layer="layout" svg:width="25cm" svg:height="2.239cm" svg:x="2cm" svg:y="1.881cm">
          <draw:text-box>
            <text:p text:style-name="P8"><text:span text:style-name="T10">SCHEMA CONCETTUALE DATABASE OSPEDALIERO_V 2</text:span></text:p>
          </draw:text-box>
        </draw:frame>
        <draw:g xml:id="id19" draw:id="id19">
          <draw:g>
            <draw:custom-shape draw:style-name="gr2" draw:text-style-name="P5" draw:layer="layout" svg:width="3cm" svg:height="2.25cm" svg:x="25cm" svg:y="6.75cm">
              <text:p text:style-name="P4"><text:span text:style-name="T3">id_Paziente</text:span></text:p>
              <text:p text:style-name="P4"><text:span text:style-name="T3">NomeReparto</text:span></text:p>
              <text:p text:style-name="P4"><text:span text:style-name="T11">DataInizio</text:span></text:p>
              <text:p text:style-name="P4"><text:span text:style-name="T11">DataFine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3cm" svg:height="0.75cm" svg:x="25cm" svg:y="6cm">
              <text:p text:style-name="P1"><text:span text:style-name="T6">Ricovero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xml:id="id26" draw:id="id26" draw:layer="layout" svg:width="4cm" svg:height="2cm" svg:x="19cm" svg:y="6.5cm">
          <text:p text:style-name="P1"><text:span text:style-name="T1">Ospi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9cm" svg:y1="7.5cm" svg:x2="17cm" svg:y2="7.5cm" draw:start-shape="id26" draw:start-glue-point="5" draw:end-shape="id15" draw:end-glue-point="1" svg:d="M19000 7500h-2000" svg:viewBox="0 0 2001 1">
          <text:p text:style-name="P1"><text:span text:style-name="T9"/></text:p>
          <text:p text:style-name="P7"><text:span text:style-name="T9">(1,n)</text:span></text:p>
        </draw:connector>
        <draw:connector draw:style-name="gr4" draw:text-style-name="P1" draw:layer="layout" svg:x1="23cm" svg:y1="7.5cm" svg:x2="25cm" svg:y2="7.5cm" draw:start-shape="id26" draw:start-glue-point="7" draw:end-shape="id19" draw:end-glue-point="3" svg:d="M23000 7500h2000" svg:viewBox="0 0 2001 1">
          <text:p text:style-name="P1"><text:span text:style-name="T9"/></text:p>
          <text:p text:style-name="P7"><text:span text:style-name="T9">(1,1)</text:span></text:p>
        </draw:connector>
      </draw:page>
      <draw:page draw:name="page3" draw:style-name="dp1" draw:master-page-name="Predefinito">
        <draw:frame draw:style-name="gr7" draw:text-style-name="P9" draw:layer="layout" svg:width="25cm" svg:height="2.239cm" svg:x="2cm" svg:y="1.881cm">
          <draw:text-box>
            <text:p text:style-name="P8"><text:span text:style-name="T10">SCHEMA LOGICO DATABASE OSPEDALIERO</text:span></text:p>
          </draw:text-box>
        </draw:frame>
        <draw:frame draw:style-name="gr10" draw:text-style-name="P12" draw:layer="layout" svg:width="26cm" svg:height="14cm" svg:x="2cm" svg:y="5cm">
          <draw:text-box>
            <text:p text:style-name="P11"><text:span text:style-name="T12">Medico (ID_Medico (pk), Cognome_Med, Nome_Med, DataN_Med, Telefono_Med, NomeReparto (fk));</text:span></text:p>
            <text:p text:style-name="P11"><text:span text:style-name="T12">Paziente (ID_Paziente (pk), Cognome_Paz, Nome_Paz, DataN_Paz, LuogoN_Paz, Sesso_Paz, CF_Paz);</text:span></text:p>
            <text:p text:style-name="P11"><text:span text:style-name="T12">Reparto (Nome (pk), Capienza, Primario (fk));</text:span></text:p>
            <text:p text:style-name="P11"><text:span text:style-name="T12">Ricovero (id_Paziente (pk), NomeReparto (pk), DataInizio, DataFine);</text:span></text:p>
            <text:p text:style-name="P11"><text:span text:style-name="T12">Visita (ID_Visita (pk), Data, Orario, Ambulatorio, Esito, id_Paziente (fk), id_Medico (fk));</text:span></text:p>
            <text:p text:style-name="P11"><text:span text:style-name="T12">Esame_Laboratorio (ID_Esame (pk), Tipo, Data, Orario, Esito, id_Paziente (fk), id_Tecnico (fk));</text:span></text:p>
            <text:p text:style-name="P11"><text:span text:style-name="T12">Tecnico_Laboratorio (ID_Tecnico (pk), Cognome_Tec, Nome_Tec, DataN_Tec, Telefono_Tec)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1T15:56:51.837620808</meta:creation-date>
    <dc:date>2024-04-21T17:22:20.096345057</dc:date>
    <meta:editing-duration>PT48M34S</meta:editing-duration>
    <meta:editing-cycles>12</meta:editing-cycles>
    <meta:generator>LibreOffice/7.3.7.2$Linux_X86_64 LibreOffice_project/30$Build-2</meta:generator>
    <meta:print-date>2024-04-21T17:06:38.739030951</meta:print-date>
    <meta:document-statistic meta:object-count="85"/>
  </office:meta>
</office:document-meta>
</file>